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3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GODLY (37:3-9, 11, 16-19, 21-31, 34, 37, 39-40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GODLY (37:3-9, 11, 16-19, 21-31, 34, 37, 39-40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What they sow (37:3-5, 7-8, 16, 21, 30-31, 37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woColTx-Title-and-2-Column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What they sow (37:3-5, 7-8, 16, 21, 30-31, 37)<text:s text:c="1"/></text:span><text:span text:style-name="a504" text:class-names=""/></text:p>
          </draw:text-box>
          <svg:title/>
          <svg:desc/>
        </draw:frame>
        <draw:frame draw:id="id95" presentation:style-name="a525" draw:name="Text Placeholder 2" svg:x="1.38021in" svg:y="2in" svg:width="4.61632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y trust in God (37:3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y do good (37:3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y delight in the Lord (37:4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y commit their way to God (37:5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y rest in God (37:7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  <draw:frame draw:id="id96" presentation:style-name="a547" draw:name="Text Placeholder 3" svg:x="6.16319in" svg:y="2in" svg:width="4.61632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y refrain from anger (37:8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y are satisfied with little (37:16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y give generously (37:21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y speak wisely (37:3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y fill their hearts with God's law (37:31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y are honest and love peace (37:37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4" draw:style-name="a548" draw:master-page-name="Master1-Layout13-tx-Title-and-Text" presentation:presentation-page-layout-name="Master1-PPL13" draw:id="Slide-259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THE GODLY (37:3-9, 11, 16-19, 21-31, 34, 37, 39-40)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What they sow (37:3-5, 7-8, 16, 21, 30-31, 37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What they reap (37:3-5, 6, 9, 11, 17-19, 22-29, 34, 37, 39-40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5" draw:style-name="a563" draw:master-page-name="Master1-Layout12-twoColTx-Title-and-2-Column-Text" presentation:presentation-page-layout-name="Master1-PPL12" draw:id="Slide-260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What they reap (37:3-5, 6, 9, 11, 17-19, 22-29, 34, 37, 39-40)<text:s text:c="1"/></text:span><text:span text:style-name="a565" text:class-names=""/></text:p>
          </draw:text-box>
          <svg:title/>
          <svg:desc/>
        </draw:frame>
        <draw:frame draw:id="id100" presentation:style-name="a583" draw:name="Text Placeholder 2" svg:x="1.38021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y live safely in the land (37:3, 11, 27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y prosper (37:3, 11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y receive the desires of their hearts (37:4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will be seen as innocent and just (3 7:6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  <draw:frame draw:id="id101" presentation:style-name="a602" draw:name="Text Placeholder 3" svg:x="6.16319in" svg:y="2in" svg:width="4.61632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y will inherit the land (37:9, 11, 22, 29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y are upheld by the Lord (37:17, 24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y are cared for (37:17-19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y will receive an eternal reward (37:18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y are directed by the Lord (37:23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6" draw:style-name="a603" draw:master-page-name="Master1-Layout13-tx-Title-and-Text" presentation:presentation-page-layout-name="Master1-PPL13" draw:id="Slide-261">
        <draw:frame draw:id="id102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GODLY (37:3-9, 11, 16-19, 21-31, 34, 37, 39-40)<text:s text:c="1"/></text:span><text:span text:style-name="a605" text:class-names=""/></text:p>
          </draw:text-box>
          <svg:title/>
          <svg:desc/>
        </draw:frame>
        <draw:frame draw:id="id103" presentation:style-name="a629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What they sow (37:3-5, 7-8, 16, 21, 30-31, 3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What they reap (37:3-5, 6, 9, 11, 17-19, 22-29, 34, 37, 39-4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ir children are a blessing (37:26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y are protected (37:28, 39-40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y will be honored (37:34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y have a wonderful future (37:37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7" draw:style-name="a630" draw:master-page-name="Master1-Layout13-tx-Title-and-Text" presentation:presentation-page-layout-name="Master1-PPL13" draw:id="Slide-262">
        <draw:frame draw:id="id104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PSALM 37<text:s text:c="1"/></text:span><text:span text:style-name="a632" text:class-names=""/></text:p>
          </draw:text-box>
          <svg:title/>
          <svg:desc/>
        </draw:frame>
        <draw:frame draw:id="id105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THE GODLY (37:3-9, 11, 16-19, 21-31, 34, 37, 39-4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THE GODLESS (37:1-2, 9-10, 12-15, 17, 20-22, 28, 32-33, 35-36, 38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8" draw:style-name="a645" draw:master-page-name="Master1-Layout1-title-Title-Slide" presentation:presentation-page-layout-name="Master1-PPL1" draw:id="Slide-263">
        <draw:frame draw:id="id106" presentation:style-name="a649" draw:name="Title 1" svg:x="1.38in" svg:y="0.83in" svg:width="10.3in" svg:height="4.42in" presentation:class="title" presentation:placeholder="false">
          <draw:text-box>
            <text:p text:style-name="a648" text:class-names="" text:cond-style-name=""><text:span text:style-name="a646" text:class-names="">THE GODLESS (37:1-2, 9-10, 12-15, 17, 20-22, 28, 32-33, 35-36, 38)<text:s text:c="1"/></text:span><text:span text:style-name="a647" text:class-names=""/></text:p>
          </draw:text-box>
          <svg:title/>
          <svg:desc/>
        </draw:frame>
        <draw:frame draw:id="id107" presentation:style-name="a654" draw:name="Subtitle 2" svg:x="1.38in" svg:y="5.25in" svg:width="10.3in" svg:height="1.85in" presentation:class="subtitle" presentation:placeholder="false">
          <draw:text-box>
            <text:p text:style-name="a651" text:class-names="" text:cond-style-name=""><text:span text:style-name="a650" text:class-names=""><text:s text:c="1"/>What they sow (37:12, 14, 21, 32)<text:s text:c="1"/></text:span></text:p>
            <text:p text:style-name="a653" text:class-names="" text:cond-style-name=""><text:span text:style-name="a652" text:class-names=""/></text:p>
          </draw:text-box>
          <svg:title/>
          <svg:desc/>
        </draw:frame>
      </draw:page>
      <draw:page draw:name="Slide9" draw:style-name="a655" draw:master-page-name="Master1-Layout13-tx-Title-and-Text" presentation:presentation-page-layout-name="Master1-PPL13" draw:id="Slide-264">
        <draw:frame draw:id="id108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<text:s text:c="1"/>What they sow (37:12, 14, 21, 32)<text:s text:c="1"/></text:span><text:span text:style-name="a657" text:class-names=""/></text:p>
          </draw:text-box>
          <svg:title/>
          <svg:desc/>
        </draw:frame>
        <draw:frame draw:id="id109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y plot against the godly (37:12, 14, 32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y borrow and do not repay (37:21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0" draw:style-name="a670" draw:master-page-name="Master1-Layout13-tx-Title-and-Text" presentation:presentation-page-layout-name="Master1-PPL13" draw:id="Slide-265">
        <draw:frame draw:id="id110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THE GODLESS (37:1-2, 9-10, 12-15, 17, 20-22, 28, 32-33, 35-36, 38)<text:s text:c="1"/></text:span><text:span text:style-name="a672" text:class-names=""/></text:p>
          </draw:text-box>
          <svg:title/>
          <svg:desc/>
        </draw:frame>
        <draw:frame draw:id="id111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What they sow (37:12, 14, 21, 32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What they reap (37:1-2, 9-10, 13, 15, 17, 20, 22, 28, 33, 35-36, 3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1" draw:style-name="a685" draw:master-page-name="Master1-Layout12-twoColTx-Title-and-2-Column-Text" presentation:presentation-page-layout-name="Master1-PPL12" draw:id="Slide-266">
        <draw:frame draw:id="id112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What they reap (37:1-2, 9-10, 13, 15, 17, 20, 22, 28, 33, 35-36, 38)<text:s text:c="1"/></text:span><text:span text:style-name="a687" text:class-names=""/></text:p>
          </draw:text-box>
          <svg:title/>
          <svg:desc/>
        </draw:frame>
        <draw:frame draw:id="id113" presentation:style-name="a702" draw:name="Text Placeholder 2" svg:x="1.38021in" svg:y="2in" svg:width="4.61632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y will disappear (37:1-2, 10, 35-36).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y will be destroyed (37:9, 20, 22, 28).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y are laughed at by the Lord (37:13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  <draw:frame draw:id="id114" presentation:style-name="a718" draw:name="Text Placeholder 3" svg:x="6.16319in" svg:y="2in" svg:width="4.61632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They will destroy themselves (37:15).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ir strength will be shattered (37:17).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y will not succeed (37:33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y have no future (37:38).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2" draw:style-name="a719" draw:master-page-name="Master1-Layout13-tx-Title-and-Text" presentation:presentation-page-layout-name="Master1-PPL13" draw:id="Slide-267">
        <draw:frame draw:id="id115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THE GODLESS (37:1-2, 9-10, 12-15, 17, 20-22, 28, 32-33, 35-36, 38)<text:s text:c="1"/></text:span><text:span text:style-name="a721" text:class-names=""/></text:p>
          </draw:text-box>
          <svg:title/>
          <svg:desc/>
        </draw:frame>
        <draw:frame draw:id="id116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What they sow (37:12, 14, 21, 32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What they reap (37:1-2, 9-10, 13, 15, 17, 20, 22, 28, 33, 35-36, 38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3" draw:style-name="a734" draw:master-page-name="Master1-Layout13-tx-Title-and-Text" presentation:presentation-page-layout-name="Master1-PPL13" draw:id="Slide-268">
        <draw:frame draw:id="id117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PSALM 37<text:s text:c="1"/></text:span><text:span text:style-name="a736" text:class-names=""/></text:p>
          </draw:text-box>
          <svg:title/>
          <svg:desc/>
        </draw:frame>
        <draw:frame draw:id="id118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THE GODLY (37:3-9, 11, 16-19, 21-31, 34, 37, 39-40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GODLESS (37:1-2, 9-10, 12-15, 17, 20-22, 28, 32-33, 35-36, 38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7 </dc:title>
    <meta:initial-creator>David STRICKLAND</meta:initial-creator>
    <dc:creator>David STRICKLAND</dc:creator>
    <meta:creation-date>2020-02-22T17:38:01Z</meta:creation-date>
    <dc:date>2020-02-22T17:38:01Z</dc:date>
    <meta:template xlink:href="BibleStudy" xlink:type="simple"/>
    <meta:editing-cycles>1</meta:editing-cycles>
    <meta:editing-duration>PT0S</meta:editing-duration>
    <meta:document-statistic meta:paragraph-count="61" meta:word-count="805"/>
  </office:meta>
</office:document-meta>
</file>